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Courier New" svg:font-family="'Courier New'" style:font-family-generic="moder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Standard"/>
    <style:style style:name="P2" style:family="paragraph" style:parent-style-name="Contents_20_1">
      <style:paragraph-properties>
        <style:tab-stops>
          <style:tab-stop style:position="6in" style:type="right" style:leader-style="dotted" style:leader-text="."/>
        </style:tab-stops>
      </style:paragraph-properties>
    </style:style>
    <style:style style:name="P3" style:family="paragraph" style:parent-style-name="Heading_20_1">
      <style:paragraph-properties>
        <style:tab-stops>
          <style:tab-stop style:position="5.9929in" style:type="right" style:leader-style="dotted" style:leader-text="."/>
        </style:tab-stops>
      </style:paragraph-properties>
    </style:style>
    <style:style style:name="P4" style:family="paragraph" style:parent-style-name="Standard">
      <style:paragraph-properties fo:orphans="0" fo:widows="0" style:text-autospace="none"/>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orphans="0" fo:widows="0" style:text-autospace="none"/>
      <style:text-properties style:font-name="Arial" fo:font-size="10pt" fo:font-weight="bold" style:font-size-asian="10pt" style:font-weight-asian="bold" style:font-name-complex="Arial" style:font-size-complex="10pt"/>
    </style:style>
    <style:style style:name="P7" style:family="paragraph" style:parent-style-name="Standard">
      <style:paragraph-properties fo:orphans="0" fo:widows="0" style:text-autospace="none"/>
      <style:text-properties style:font-name="Arial" fo:font-size="10pt" fo:language="en" fo:country="US" fo:font-weight="bold" style:font-size-asian="10pt" style:language-asian="en" style:country-asian="US" style:font-weight-asian="bold" style:font-name-complex="Arial" style:font-size-complex="10pt"/>
    </style:style>
    <style:style style:name="P8" style:family="paragraph">
      <style:paragraph-properties fo:text-align="center" style:writing-mode="lr-tb"/>
      <style:text-properties fo:font-size="24pt"/>
    </style:style>
    <style:style style:name="P9" style:family="paragraph">
      <style:paragraph-properties style:writing-mode="lr-tb"/>
    </style:style>
    <style:style style:name="P10" style:family="paragraph" style:parent-style-name="Standard">
      <style:paragraph-properties fo:orphans="0" fo:widows="0" style:text-autospace="none"/>
      <style:text-properties style:font-name="Arial" fo:font-size="10pt" fo:language="en" fo:country="US" style:font-size-asian="10pt" style:language-asian="en" style:country-asian="US" style:font-name-complex="Arial" style:font-size-complex="10pt"/>
    </style:style>
    <style:style style:name="P11" style:family="paragraph" style:parent-style-name="Standard">
      <style:paragraph-properties fo:orphans="0" fo:widows="0" style:text-autospace="none"/>
      <style:text-properties style:font-name="Arial" fo:font-size="9pt" fo:font-weight="bold" style:font-size-asian="9pt" style:font-weight-asian="bold" style:font-name-complex="Arial" style:font-size-complex="9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ize="9pt" fo:font-weight="bold" style:font-size-asian="9pt" style:font-weight-asian="bold" style:font-size-complex="9pt"/>
    </style:style>
    <style:style style:name="T6" style:family="text">
      <style:text-properties style:font-name="Arial" fo:font-size="10pt" fo:font-weight="normal" style:font-size-asian="10pt" style:font-weight-asian="normal" style:font-name-complex="Arial" style:font-size-complex="10pt" style:font-weight-complex="normal"/>
    </style:style>
    <style:style style:name="T7" style:family="text">
      <style:text-properties fo:font-weight="bold" style:font-weight-asian="bold"/>
    </style:style>
    <style:style style:name="T8" style:family="text">
      <style:text-properties fo:font-weight="normal" style:font-weight-asian="normal"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5"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6"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10"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Heading_20_1" text:outline-level="1"/>
      <text:table-of-content text:style-name="Sect1" text:name="Table of Contents1">
        <text:table-of-content-source text:outline-level="3" text:use-index-marks="false">
          <text:index-title-template text:style-name="Contents_5f_5f_5f_5f_5f_5f_5f_20_5f_5f_5f_5f_5f_5f_5f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7283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5319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text:a xlink:type="simple" xlink:href="#4.Section 1 - Code Layout|outline">Section 1 - Code Layout<text:tab/>2</text:a></text:p>
          <text:p text:style-name="P2"><text:a xlink:type="simple" xlink:href="#5.Section 2 – Core Component Description|outline">Section 2 – Core Component Description<text:tab/>2</text:a></text:p>
          <text:p text:style-name="P2"><text:a xlink:type="simple" xlink:href="#6.Section 3 - Sequence of events|outline">Section 3 - Sequence of events<text:tab/>3</text:a></text:p>
          <text:p text:style-name="P2"><text:a xlink:type="simple" xlink:href="#7.Section 4 – Tools|outline">Section 4 – Tools<text:tab/>4</text:a></text:p>
          <text:p text:style-name="P2"><text:a xlink:type="simple" xlink:href="#8.Section 5 - Examples|outline">Section 5 - Examples<text:tab/>5</text:a></text:p>
        </text:index-body>
      </text:table-of-content>
      <text:h text:style-name="P3"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ection 1 - Code Layout</text:h>
      <text:p text:style-name="P4"><text:span text:style-name="T1">The core components are available under </text:span><text:span text:style-name="T2">/KPIFramework/KPI</text:span></text:p>
      <text:p text:style-name="P5"/>
      <text:p text:style-name="P6">/KPIFramework/KPI/Server</text:p>
      <text:p text:style-name="P5">contains the Authenticator, Session Key Controller, Data Transmitter and the KPI Server. These are the server side communication components.</text:p>
      <text:p text:style-name="P6">/KPIFramework/KPI/DB</text:p>
      <text:p text:style-name="P5">contains DB access classes and User access files. It also contains the LKH logic to get common keys.</text:p>
      <text:p text:style-name="P6">/KPIFramework/KPI/Crypto</text:p>
      <text:p text:style-name="P5">contains the encryption algorithm. For now, it contains the xtea code.</text:p>
      <text:p text:style-name="P5"/>
      <text:p text:style-name="P6">/KPIFramework/KPI/Client</text:p>
      <text:p text:style-name="P5">Contains the client side code, the decryptor, the authenticatee and the KPIClient</text:p>
      <text:p text:style-name="P5"/>
      <text:p text:style-name="P5">Additionally,</text:p>
      <text:p text:style-name="P5"/>
      <text:p text:style-name="P6">/KPIFramework/Tools</text:p>
      <text:p text:style-name="P5">Contains the command line tools for creating the database and creating the users.</text:p>
      <text:p text:style-name="P5"/>
      <text:p text:style-name="P6">/KPIFramework/Examples</text:p>
      <text:p text:style-name="P5">Sample code showing how to use the KPIFramework and some individual components</text:p>
      <text:p text:style-name="P5"/>
      <text:h text:style-name="Heading_20_1" text:outline-level="1">Section 2 – Core Component Description</text:h>
      <text:p text:style-name="P5"/>
      <text:p text:style-name="Normal_20__28_Web_29_"><text:span text:style-name="T2">Session Controller:</text:span><text:span text:style-name="T1"> SessionController accepts key change triggers, generates a new session key and communicates it to all the clients using common keys it shares with the selected recipients. The actual keys that will be used are determined by the Logical Key Hierarchy algorithm. Currently the key change happens when a new user joins the communication session. The SessionController maintains a list of active users connected.  The session key is generated using MD5 hash of 4 random numbers.</text:span></text:p>
      <text:p text:style-name="P5"/>
      <text:p text:style-name="P4"><text:span text:style-name="T2">The Data Transmitter: </text:span><text:span text:style-name="T1">The Data transmitter packetizes the data and publishes it to the </text:span><text:span text:style-name="T2">Data Management backplane</text:span><text:span text:style-name="T1">. The data being transmitted could be encrypted data packets or key packets encrypted with common keys. The packet header can be used to determine if it is data packet or a key packet. The packet header is of 8 bytes – 4 bytes for packet type and 4 bytes for packet length</text:span></text:p>
      <text:p text:style-name="P5"/>
      <text:p text:style-name="P4"><text:span text:style-name="T2">Authentication Process:</text:span><text:span text:style-name="T1"> The authentication process is based on the Needham-Schroeder protocol. The Authenticatee sends its Userid encrypted with root key. The authenticator<text:line-break/>obtains userid by decrypting the data received and looks up for the key corresponding to the user id. The Authenticator generates a random number, encrypts it with a user's key and sends it to the authenticatee. The Authenticatee decrypts it, increments it by 1 and sends it back to the Authenticator. The Authenticator verifies if the number received is indeed the original number incremented by 1 and sends SUCCESS to the Authenticatee. The Authenticatee sends OK acknowledging the SUCCESS response.</text:span></text:p>
      <text:p text:style-name="P6"/>
      <text:p text:style-name="P4"><text:span text:style-name="T2">Authenticator:</text:span><text:span text:style-name="T1"> Serverside authentication component</text:span></text:p>
      <text:p text:style-name="P4"><text:span text:style-name="T2">Authenticatee:</text:span><text:span text:style-name="T1"> Clientside authentication component</text:span></text:p>
      <text:p text:style-name="P5"/>
      <text:p text:style-name="P5">After successful authentication, the authenticatee and authenticator act as a passthrough.</text:p>
      <text:p text:style-name="P5"/>
      <text:p text:style-name="P7"><draw:g text:anchor-type="as-char" svg:y="0in" draw:z-index="0" draw:style-name="gr1"><draw:rect draw:style-name="gr2" draw:text-style-name="P8" svg:width="5.9161in" svg:height="4.4996in" svg:x="0.0008in" svg:y="0in"><text:p/></draw:rect><draw:frame draw:style-name="gr3" draw:text-style-name="P9" svg:width="0.9996in" svg:height="0.6677in" svg:x="0.0827in" svg:y="1.4154in"><draw:text-box><text:p text:style-name="P9"><text:span text:style-name="T3">Genetrate random number</text:span></text:p></draw:text-box></draw:frame><draw:frame draw:style-name="gr3" draw:text-style-name="P9" svg:width="0.9996in" svg:height="1.4161in" svg:x="0in" svg:y="2.4984in"><draw:text-box><text:p text:style-name="P9"><text:span text:style-name="T3">Verifies if received rand + 1 is = orginal rand + 1. If it is, auth is successful.</text:span></text:p></draw:text-box></draw:frame><draw:frame draw:style-name="gr4" draw:text-style-name="P9" svg:width="1.7496in" svg:height="0.4161in" svg:x="0.1661in" svg:y="0.1661in"><draw:text-box><text:p text:style-name="P9"><text:span text:style-name="T4">Authenticator</text:span></text:p></draw:text-box></draw:frame><draw:frame draw:style-name="gr4" draw:text-style-name="P9" svg:width="1.7496in" svg:height="0.4161in" svg:x="3.6661in" svg:y="0.1661in"><draw:text-box><text:p text:style-name="P9"><text:span text:style-name="T4">Authenticatee</text:span></text:p></draw:text-box></draw:frame><draw:line draw:style-name="gr5" draw:text-style-name="P8" svg:x1="0.9165in" svg:y1="0.5827in" svg:x2="0.9173in" svg:y2="4.2488in"><text:p/></draw:line><draw:line draw:style-name="gr5" draw:text-style-name="P8" svg:x1="4.6665in" svg:y1="0.5827in" svg:x2="4.6673in" svg:y2="4.4154in"><text:p/></draw:line><draw:line draw:style-name="gr5" draw:text-style-name="P8" svg:x1="4.6654in" svg:y1="0.6665in" svg:x2="0.9161in" svg:y2="1.1665in"><text:p/></draw:line><draw:frame draw:style-name="gr4" draw:text-style-name="P9" svg:width="1.7496in" svg:height="0.5004in" svg:x="2.0827in" svg:y="0.7492in"><draw:text-box><text:p text:style-name="P9"><text:span text:style-name="T3">User-id encrypted with root key </text:span></text:p></draw:text-box></draw:frame><draw:line draw:style-name="gr5" draw:text-style-name="P8" svg:x1="0.9165in" svg:y1="1.5827in" svg:x2="4.6657in" svg:y2="1.9988in"><text:p/></draw:line><draw:frame draw:style-name="gr4" draw:text-style-name="P9" svg:width="1.7496in" svg:height="0.5004in" svg:x="2.1661in" svg:y="1.5827in"><draw:text-box><text:p text:style-name="P9"><text:span text:style-name="T3">Random number encrypted with the users <text:s/>key </text:span></text:p></draw:text-box></draw:frame><draw:line draw:style-name="gr5" draw:text-style-name="P8" svg:x1="4.6654in" svg:y1="2.4154in" svg:x2="0.9161in" svg:y2="2.6654in"><text:p/></draw:line><draw:frame draw:style-name="gr4" draw:text-style-name="P9" svg:width="1.8331in" svg:height="0.5831in" svg:x="1.9161in" svg:y="2.3319in"><draw:text-box><text:p text:style-name="P9"><text:span text:style-name="T3">Random number + 1 encrypted with the users <text:s/>key </text:span></text:p></draw:text-box></draw:frame><draw:frame draw:style-name="gr3" draw:text-style-name="P9" svg:width="0.5831in" svg:height="0.3335in" svg:x="4.7492in" svg:y="2.9154in"><draw:text-box><text:p text:style-name="P9"><text:span text:style-name="T4">time</text:span></text:p></draw:text-box></draw:frame><draw:frame draw:style-name="gr3" draw:text-style-name="P9" svg:width="0.4996in" svg:height="0.3335in" svg:x="0.9992in" svg:y="2.8327in"><draw:text-box><text:p text:style-name="P9"><text:span text:style-name="T4">time</text:span></text:p></draw:text-box></draw:frame><draw:line draw:style-name="gr5" draw:text-style-name="P8" svg:x1="0.9165in" svg:y1="3.1661in" svg:x2="4.6657in" svg:y2="3.4996in"><text:p/></draw:line><draw:frame draw:style-name="gr4" draw:text-style-name="P9" svg:width="1.0831in" svg:height="0.3335in" svg:x="2.0827in" svg:y="3.1661in"><draw:text-box><text:p text:style-name="P9"><text:span text:style-name="T3">Success</text:span></text:p></draw:text-box></draw:frame><draw:line draw:style-name="gr5" draw:text-style-name="P8" svg:x1="4.6654in" svg:y1="3.8327in" svg:x2="0.9161in" svg:y2="4.0819in"><text:p/></draw:line><draw:frame draw:style-name="gr4" draw:text-style-name="P9" svg:width="1.1661in" svg:height="0.2496in" svg:x="2.0827in" svg:y="3.8319in"><draw:text-box><text:p text:style-name="P9"><text:span text:style-name="T4"><text:s text:c="2"/></text:span><text:span text:style-name="T3">OK</text:span></text:p></draw:text-box></draw:frame></draw:g></text:p>
      <text:p text:style-name="P6"><text:s text:c="14"/></text:p>
      <text:p text:style-name="P6"><text:s text:c="2"/></text:p>
      <text:p text:style-name="P6">Diagram 1 : Sequence diagram for the Authentication Process <text:s text:c="24"/></text:p>
      <text:p text:style-name="P6"/>
      <text:p text:style-name="P6"/>
      <text:p text:style-name="P4"><text:span text:style-name="T2">Encryptor:</text:span><text:span text:style-name="T1"> The encryptor component takes the key to encrypt with on the keyevent inbox and data to encrypt on the inbox. Since block encryption algorithms encrypt fixed number of bytes (8 bytes in case of xtea) of data at a time, the encryptor breaks data into 8 byte blocks and does necessary padding with 0x80 followed by null bytes.</text:span></text:p>
      <text:p text:style-name="P6"/>
      <text:p text:style-name="P4"><text:span text:style-name="T2">Decryptor:</text:span><text:span text:style-name="T1"> Takes cipher text and data as input and gives plain text as output</text:span></text:p>
      <text:p text:style-name="P5"/>
      <text:p text:style-name="P6">Communication Framework: </text:p>
      <text:p text:style-name="P4"><text:span text:style-name="T2">KeyManagement Backplane: </text:span><text:span text:style-name="T1">After successful authentication, the authenticator publishes the id of the client to the new user to the KeyManagement Backplane. The Session Key Controller subscribes to this backplane.</text:span></text:p>
      <text:p text:style-name="P4"><text:span text:style-name="T2">DataManagement Backplane: </text:span><text:span text:style-name="T1">The data transmitter publishes the encrypted data and key packets to the data management backplane. All interested clients subscribe to this backplane and get the data.</text:span></text:p>
      <text:p text:style-name="P5"/>
      <text:h text:style-name="Heading_20_1" text:outline-level="1">Section 3 - Sequence of events</text:h>
      <text:p text:style-name="P5">There is one client connector on the server side for each client that connects.</text:p>
      <text:p text:style-name="P5"/>
      <text:p text:style-name="P5">When the client initiates a connection, </text:p>
      <text:p text:style-name="P5">1. The authenticatee and the authenticator perform a challenge response sequence </text:p>
      <text:p text:style-name="P5">2. If authentication is successful, the authenticator publishes the user-id to the Key Management backplane</text:p>
      <text:p text:style-name="P5">3. On successful authentication, the client connector also subscribes to the Data Management backplane and the authenticator and the authenticatee act as passthrough components.</text:p>
      <text:p text:style-name="P5">3. The session key controller subscribes to the Key management backplane and is thus aware of new client join events.</text:p>
      <text:p text:style-name="P5">4. For each key change trigger, the session key controller generates a new session key and computes the keys to use to transmit the session key, encrypts the session key with all the required keys, packetises it and sends it to the data transmitter.</text:p>
      <text:p text:style-name="P5">5. The session key controller also passes the session key to the encryptor component so that data can be encrypted using it.</text:p>
      <text:p text:style-name="P5">6. The encrypted data is also packetised by the data transmitter and published to the data management interface.</text:p>
      <text:p text:style-name="P5"/>
      <text:h text:style-name="Heading_20_1" text:outline-level="1">Section 4 – Tools</text:h>
      <text:p text:style-name="P6">Command line tools are provided for creating the database and creating users.</text:p>
      <text:p text:style-name="P4"><text:span text:style-name="T2">createdb.py </text:span><text:span text:style-name="T1">creates the client database. Command line parameters to be provided are the dbfilename, keylength of the key and the maximum number of users that will be created. </text:span></text:p>
      <text:p text:style-name="P5">Note that the database should be created of a size that can support maximum possible users, since recreating the database will change the keys of all old users and is not practical.</text:p>
      <text:p text:style-name="P5"/>
      <text:p text:style-name="P4"><text:span text:style-name="T2">createdb.py tree.txt 16 8</text:span><text:span text:style-name="T1"> will create a db file called tree.txt that can support a maximum of 8 users and each user key is of size of 16 bytes. Since the users only form the leaf nodes, if we are to have a tree with 8 leaf nodes there will totally be 15 nodes in the tree as shown in the diagram 2 below</text:span></text:p>
      <text:p text:style-name="P5"/>
      <text:p text:style-name="P5">The DB file format is as below (Note: This information is not needed for creating the db or creating users. It is just additional information)</text:p>
      <text:p text:style-name="P5"><text:s/>The DB file has a &lt;header&gt; followed by &lt;data&gt;. </text:p>
      <text:p text:style-name="P5">The header format is as follows </text:p>
      <text:p text:style-name="P5">8 byte header size<text:line-break/>8 byte storing key length<text:line-break/>8 bytes for storing value of next user id<text:line-break/>8 bytes for storing value of max user id<text:line-break/></text:p>
      <text:p text:style-name="P4"><text:span text:style-name="T1">The first 8 bytes specify the header size. In the current implementation, it is 32 bytes but more Meta data can be added if needed. The key could be 16bytes, 32 bytes etc. The second 8 bytes in the header specify the key size. Not all possible users need be created immediately. Next user-id stores how many user.cfg files have been created and what is the next user-id. for e.g. if we create a tree using </text:span><text:span text:style-name="T2">createdb.py tree.txt 16 4 </text:span><text:span text:style-name="T1">the max user id will be 7. </text:span></text:p>
      <text:p text:style-name="P5"/>
      <text:p text:style-name="P5"/>
      <text:p text:style-name="P4"><text:span text:style-name="T2">createuser,py </text:span><text:span text:style-name="T1">dbfile usercfg1 [usercfg2] … creates user config file. One or many users can be created at a given time. This cfg file contains the keys that will be known to the user. Once the database is created, users can be created. The database stores state as to how many users have been created so far and continues to create users from that point onwards. For e.g. if users 8, 9, 10 have already been created as shown in the tree below, the next time createuser.py is invoked, user corresponding to user-id 11 is created. </text:span></text:p>
      <text:p text:style-name="P5">The configuration file has the user’s keys in cleartext and should be securely communicated to the user.</text:p>
      <text:p text:style-name="P5">The user-id is not stored separately, but is the offset of the user in the tree. In the tree below</text:p>
      <text:p text:style-name="P5"/>
      <text:p text:style-name="P10"/>
      <text:p text:style-name="P5"/>
      <text:p text:style-name="P5"/>
      <text:p text:style-name="P11"><text:tab/><text:tab/><text:tab/></text:p>
      <text:p text:style-name="P5"/>
      <text:p text:style-name="P5">The user with id 8 will be the leftmost node in the tree. The node with id 9 is the next node and so on. </text:p>
      <text:p text:style-name="P5"><draw:g text:anchor-type="char" draw:z-index="1" draw:style-name="gr6"><draw:rect draw:style-name="gr2" draw:text-style-name="P8" svg:width="6.8335in" svg:height="2.3335in" svg:x="-0.0272in" svg:y="0.1165in"><text:p/></draw:rect><draw:g draw:style-name="gr7"><draw:frame draw:style-name="gr3" draw:text-style-name="P9" svg:width="0.5835in" svg:height="0.3335in" svg:x="0.1394in" svg:y="1.95in"><draw:text-box><text:p text:style-name="P9"><text:span text:style-name="T4">8</text:span></text:p></draw:text-box></draw:frame><draw:frame draw:style-name="gr3" draw:text-style-name="P9" svg:width="0.515in" svg:height="0.324in" svg:x="1.0555in" svg:y="1.95in"><draw:text-box><text:p text:style-name="P9"><text:span text:style-name="T4">9</text:span></text:p></draw:text-box></draw:frame><draw:frame draw:style-name="gr3" draw:text-style-name="P9" svg:width="0.515in" svg:height="0.2504in" svg:x="2.639in" svg:y="1.95in"><draw:text-box><text:p text:style-name="P9"><text:span text:style-name="T4">11</text:span></text:p></draw:text-box></draw:frame><draw:frame draw:style-name="gr3" draw:text-style-name="P9" svg:width="0.4169in" svg:height="0.2504in" svg:x="1.8894in" svg:y="1.95in"><draw:text-box><text:p text:style-name="P9"><text:span text:style-name="T4">10</text:span></text:p></draw:text-box></draw:frame><draw:frame draw:style-name="gr3" draw:text-style-name="P9" svg:width="0.6669in" svg:height="0.2504in" svg:x="4.1394in" svg:y="1.95in"><draw:text-box><text:p text:style-name="P9"><text:span text:style-name="T4">13</text:span></text:p></draw:text-box></draw:frame><draw:frame draw:style-name="gr3" draw:text-style-name="P9" svg:width="0.5835in" svg:height="0.2504in" svg:x="5.8063in" svg:y="2.0331in"><draw:text-box><text:p text:style-name="P9"><text:span text:style-name="T4">15</text:span></text:p></draw:text-box></draw:frame><draw:frame draw:style-name="gr3" draw:text-style-name="P9" svg:width="0.6669in" svg:height="0.2504in" svg:x="3.3894in" svg:y="1.95in"><draw:text-box><text:p text:style-name="P9"><text:span text:style-name="T4">12</text:span></text:p></draw:text-box></draw:frame><draw:frame draw:style-name="gr3" draw:text-style-name="P9" svg:width="0.5004in" svg:height="0.2504in" svg:x="4.9728in" svg:y="2.0331in"><draw:text-box><text:p text:style-name="P9"><text:span text:style-name="T4">14</text:span></text:p></draw:text-box></draw:frame><draw:custom-shape draw:style-name="gr8" draw:text-style-name="P9" svg:width="0.6669in" svg:height="0.2504in" svg:x="2.0417in" svg:y="1.2094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12in" svg:x="4.1248in" svg:y="0.7094in"><text:p/><draw:enhanced-geometry svg:viewBox="0 0 21600 21600" draw:glue-points="10800 0 3160 3160 0 10800 3160 18440 10800 21600 18440 18440 21600 10800 18440 3160" draw:text-areas="3200 3200 18400 18400" draw:type="ellipse"/></draw:custom-shape><draw:g draw:style-name="gr7"><draw:custom-shape draw:style-name="gr8" draw:text-style-name="P9" svg:width="0.6669in" svg:height="0.2512in" svg:x="1.3748in" svg:y="0.7094in"><text:p/><draw:enhanced-geometry svg:viewBox="0 0 21600 21600" draw:glue-points="10800 0 3160 3160 0 10800 3160 18440 10800 21600 18440 18440 21600 10800 18440 3160" draw:text-areas="3200 3200 18400 18400" draw:type="ellipse"/></draw:custom-shape><draw:frame draw:style-name="gr9" draw:text-style-name="P9" svg:width="0.4697in" svg:height="0.1776in" svg:x="1.4736in" svg:y="0.7457in"><draw:text-box><text:p/></draw:text-box></draw:frame></draw:g><draw:custom-shape draw:style-name="gr8" draw:text-style-name="P9" svg:width="0.6669in" svg:height="0.2504in" svg:x="0.5417in" svg:y="1.2094in"><text:p/><draw:enhanced-geometry svg:viewBox="0 0 21600 21600" draw:glue-points="10800 0 3160 3160 0 10800 3160 18440 10800 21600 18440 18440 21600 10800 18440 3160" draw:text-areas="3200 3200 18400 18400" draw:type="ellipse"/></draw:custom-shape><draw:g draw:style-name="gr7"><draw:custom-shape draw:style-name="gr8" draw:text-style-name="P9" svg:width="0.6669in" svg:height="0.4161in" svg:x="2.8748in" svg:y="0.2937in"><text:p/><draw:enhanced-geometry svg:viewBox="0 0 21600 21600" draw:glue-points="10800 0 3160 3160 0 10800 3160 18440 10800 21600 18440 18440 21600 10800 18440 3160" draw:text-areas="3200 3200 18400 18400" draw:type="ellipse"/></draw:custom-shape><draw:frame draw:style-name="gr10" draw:text-style-name="P9" svg:width="0.4697in" svg:height="0.2941in" svg:x="2.9736in" svg:y="0.3539in"><draw:text-box><text:p text:style-name="P9"><text:span text:style-name="T4">1</text:span></text:p></draw:text-box></draw:frame></draw:g><draw:custom-shape draw:style-name="gr8" draw:text-style-name="P9" svg:width="0.6669in" svg:height="0.2504in" svg:x="3.6248in" svg:y="1.2094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04in" svg:x="5.1248in" svg:y="1.2094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12in" svg:x="0.0417in" svg:y="1.7921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12in" svg:x="0.9728in" svg:y="1.7831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12in" svg:x="1.7083in" svg:y="1.7921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12in" svg:x="2.5563in" svg:y="1.7831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12in" svg:x="3.2917in" svg:y="1.7921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12in" svg:x="4.0417in" svg:y="1.7921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12in" svg:x="4.7917in" svg:y="1.7921in"><text:p/><draw:enhanced-geometry svg:viewBox="0 0 21600 21600" draw:glue-points="10800 0 3160 3160 0 10800 3160 18440 10800 21600 18440 18440 21600 10800 18440 3160" draw:text-areas="3200 3200 18400 18400" draw:type="ellipse"/></draw:custom-shape><draw:custom-shape draw:style-name="gr8" draw:text-style-name="P9" svg:width="0.6669in" svg:height="0.2504in" svg:x="5.7083in" svg:y="1.7921in"><text:p/><draw:enhanced-geometry svg:viewBox="0 0 21600 21600" draw:glue-points="10800 0 3160 3160 0 10800 3160 18440 10800 21600 18440 18440 21600 10800 18440 3160" draw:text-areas="3200 3200 18400 18400" draw:type="ellipse"/></draw:custom-shape><draw:line draw:style-name="gr5" draw:text-style-name="P8" svg:x1="2.8752in" svg:y1="0.4602in" svg:x2="2.0417in" svg:y2="0.7937in"><text:p/></draw:line><draw:line draw:style-name="gr5" draw:text-style-name="P8" svg:x1="1.4583in" svg:y1="0.9602in" svg:x2="1.1248in" svg:y2="1.2094in"><text:p/></draw:line><draw:line draw:style-name="gr5" draw:text-style-name="P8" svg:x1="1.9583in" svg:y1="0.9602in" svg:x2="2.2083in" svg:y2="1.2094in"><text:p/></draw:line><draw:line draw:style-name="gr5" draw:text-style-name="P8" svg:x1="0.6248in" svg:y1="1.4594in" svg:x2="0.3748in" svg:y2="1.7921in"><text:p/></draw:line><draw:line draw:style-name="gr5" draw:text-style-name="P8" svg:x1="1.1248in" svg:y1="1.4594in" svg:x2="1.2913in" svg:y2="1.7921in"><text:p/></draw:line><draw:line draw:style-name="gr5" draw:text-style-name="P8" svg:x1="2.2083in" svg:y1="1.4594in" svg:x2="2.0417in" svg:y2="1.7921in"><text:p/></draw:line><draw:line draw:style-name="gr5" draw:text-style-name="P8" svg:x1="2.5417in" svg:y1="1.4594in" svg:x2="2.8752in" svg:y2="1.7921in"><text:p/></draw:line><draw:line draw:style-name="gr5" draw:text-style-name="P8" svg:x1="3.5417in" svg:y1="0.4602in" svg:x2="4.2083in" svg:y2="0.7094in"><text:p/></draw:line><draw:line draw:style-name="gr5" draw:text-style-name="P8" svg:x1="4.2083in" svg:y1="0.9602in" svg:x2="4.0417in" svg:y2="1.2094in"><text:p/></draw:line><draw:line draw:style-name="gr5" draw:text-style-name="P8" svg:x1="4.7917in" svg:y1="0.8764in" svg:x2="5.2917in" svg:y2="1.2098in"><text:p/></draw:line><draw:line draw:style-name="gr5" draw:text-style-name="P8" svg:x1="3.7913in" svg:y1="1.4594in" svg:x2="3.6248in" svg:y2="1.7921in"><text:p/></draw:line><draw:line draw:style-name="gr5" draw:text-style-name="P8" svg:x1="4.1248in" svg:y1="1.4594in" svg:x2="4.3748in" svg:y2="1.7921in"><text:p/></draw:line><draw:line draw:style-name="gr5" draw:text-style-name="P8" svg:x1="5.2083in" svg:y1="1.4594in" svg:x2="4.9583in" svg:y2="1.7921in"><text:p/></draw:line><draw:line draw:style-name="gr5" draw:text-style-name="P8" svg:x1="5.6248in" svg:y1="1.4594in" svg:x2="5.9583in" svg:y2="1.7921in"><text:p/></draw:line><draw:frame draw:style-name="gr3" draw:text-style-name="P9" svg:width="0.5878in" svg:height="0.2433in" svg:x="4.0417in" svg:y="0.3764in"><draw:text-box><text:p text:style-name="P9"><text:span text:style-name="T4">3</text:span></text:p></draw:text-box></draw:frame><draw:frame draw:style-name="gr3" draw:text-style-name="P9" svg:width="0.5004in" svg:height="0.2496in" svg:x="0.6248in" svg:y="0.7929in"><draw:text-box><text:p text:style-name="P9"><text:span text:style-name="T4"><text:s text:c="4"/></text:span><text:span text:style-name="T4">4</text:span></text:p></draw:text-box></draw:frame><draw:frame draw:style-name="gr3" draw:text-style-name="P9" svg:width="0.5878in" svg:height="0.2425in" svg:x="2.2083in" svg:y="0.8756in"><draw:text-box><text:p text:style-name="P9"><text:span text:style-name="T4">5</text:span></text:p></draw:text-box></draw:frame><draw:frame draw:style-name="gr3" draw:text-style-name="P9" svg:width="0.5878in" svg:height="0.2413in" svg:x="3.3748in" svg:y="0.7929in"><draw:text-box><text:p text:style-name="P9"><text:span text:style-name="T4"><text:s text:c="6"/></text:span><text:span text:style-name="T4">6</text:span></text:p></draw:text-box></draw:frame><draw:frame draw:style-name="gr3" draw:text-style-name="P9" svg:width="0.5878in" svg:height="0.2413in" svg:x="5.1248in" svg:y="0.7929in"><draw:text-box><text:p text:style-name="P9"><text:span text:style-name="T4">7</text:span></text:p></draw:text-box></draw:frame><draw:frame draw:style-name="gr3" draw:text-style-name="P9" svg:width="0.5004in" svg:height="0.2516in" svg:x="1.9736in" svg:y="0.2937in"><draw:text-box><text:p text:style-name="P9"><text:span text:style-name="T4">2</text:span></text:p></draw:text-box></draw:frame></draw:g></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57"/><text:span text:style-name="T5">Diagram 2 : Logical Key Hierarchy Tree</text:span></text:p>
      <text:p text:style-name="P5"/>
      <text:p text:style-name="P4"><text:span text:style-name="T2">commonkeys.py</text:span><text:span text:style-name="T1"> </text:span><text:span text:style-name="T2">dbfile [id1] [id2] ... <text:s/></text:span><text:span text:style-name="T1">returns the common keys for user-id’s id1, id2 etc. This information is used by the session key controller who encrypts the session key with all the common keys so that all clients in the session can decrypt the content.</text:span></text:p>
      <text:h text:style-name="Heading_20_1" text:outline-level="1">Section 5 - Examples</text:h>
      <text:p text:style-name="P4"><text:span text:style-name="T2">Simulator : </text:span><text:span text:style-name="T6">Example showing usage of the KPIFramework. The sender and recipient execute in the same system. The dbfile mytree is used and the KPIClient uses user3 config file as the example user.</text:span></text:p>
      <text:p text:style-name="P5"><text:span text:style-name="T7"/></text:p>
      <text:p text:style-name="P5"><text:span text:style-name="T7">KPIText Server and KPIText Client: </text:span><text:span text:style-name="T8">This is an example with networked components. </text:span>The KPITextServer and client use the KPI Framework. The dbfile mytree is used and the KPIClient uses user3 config file as the example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Courier New" svg:font-family="'Courier New'" style:font-family-generic="modern"/>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Code Layout</dc:title>
    <meta:initial-creator>Anagha Mudigonda</meta:initial-creator>
    <meta:creation-date>2006-07-20T14:11:00</meta:creation-date>
    <dc:creator>Anagha Mudigonda</dc:creator>
    <dc:date>2006-07-20T15:12:19</dc:date>
    <dc:language>en-US</dc:language>
    <meta:editing-cycles>8</meta:editing-cycles>
    <meta:editing-duration>PT39M30S</meta:editing-duration>
    <meta:user-defined meta:name="Info 1"/>
    <meta:user-defined meta:name="Info 2"/>
    <meta:user-defined meta:name="Info 3"/>
    <meta:user-defined meta:name="Info 4"/>
    <meta:document-statistic meta:table-count="0" meta:image-count="0" meta:object-count="0" meta:page-count="5" meta:paragraph-count="66" meta:word-count="1306" meta:character-count="7941"/>
  </office:meta>
</office:document-meta>
</file>